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17cm"/>
    </style:style>
    <style:style style:name="co2" style:family="table-column">
      <style:table-column-properties fo:break-before="auto" style:column-width="5.099cm"/>
    </style:style>
    <style:style style:name="co3" style:family="table-column">
      <style:table-column-properties fo:break-before="auto" style:column-width="5.221cm"/>
    </style:style>
    <style:style style:name="co4" style:family="table-column">
      <style:table-column-properties fo:break-before="auto" style:column-width="14.332cm"/>
    </style:style>
    <style:style style:name="co5" style:family="table-column">
      <style:table-column-properties fo:break-before="auto" style:column-width="0.494cm"/>
    </style:style>
    <style:style style:name="co6" style:family="table-column">
      <style:table-column-properties fo:break-before="auto" style:column-width="20.724cm"/>
    </style:style>
    <style:style style:name="co7" style:family="table-column">
      <style:table-column-properties fo:break-before="auto" style:column-width="21.731cm"/>
    </style:style>
    <style:style style:name="co8" style:family="table-column">
      <style:table-column-properties fo:break-before="auto" style:column-width="19.662cm"/>
    </style:style>
    <style:style style:name="co9" style:family="table-column">
      <style:table-column-properties fo:break-before="auto" style:column-width="25.164cm"/>
    </style:style>
    <style:style style:name="co10" style:family="table-column">
      <style:table-column-properties fo:break-before="auto" style:column-width="2.258cm"/>
    </style:style>
    <style:style style:name="co11" style:family="table-column">
      <style:table-column-properties fo:break-before="auto" style:column-width="0.617cm"/>
    </style:style>
    <style:style style:name="co12" style:family="table-column">
      <style:table-column-properties fo:break-before="auto" style:column-width="16.215cm"/>
    </style:style>
    <style:style style:name="co13" style:family="table-column">
      <style:table-column-properties fo:break-before="auto" style:column-width="12.823cm"/>
    </style:style>
    <style:style style:name="co14" style:family="table-column">
      <style:table-column-properties fo:break-before="auto" style:column-width="3.787cm"/>
    </style:style>
    <style:style style:name="co15" style:family="table-column">
      <style:table-column-properties fo:break-before="auto" style:column-width="3.341cm"/>
    </style:style>
    <style:style style:name="co16" style:family="table-column">
      <style:table-column-properties fo:break-before="auto" style:column-width="8.823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1.711cm" fo:break-before="auto" style:use-optimal-row-height="true"/>
    </style:style>
    <style:style style:name="ro5" style:family="table-row">
      <style:table-row-properties style:row-height="0.778cm" fo:break-before="auto" style:use-optimal-row-height="true"/>
    </style:style>
    <style:style style:name="ro6" style:family="table-row">
      <style:table-row-properties style:row-height="1.263cm" fo:break-before="auto" style:use-optimal-row-height="true"/>
    </style:style>
    <style:style style:name="ro7" style:family="table-row">
      <style:table-row-properties style:row-height="5.976cm" fo:break-before="auto" style:use-optimal-row-height="true"/>
    </style:style>
    <style:style style:name="ro8" style:family="table-row">
      <style:table-row-properties style:row-height="3.828cm" fo:break-before="auto" style:use-optimal-row-height="false"/>
    </style:style>
    <style:style style:name="ro9" style:family="table-row">
      <style:table-row-properties style:row-height="1.868cm" fo:break-before="auto" style:use-optimal-row-height="true"/>
    </style:style>
    <style:style style:name="ro10" style:family="table-row">
      <style:table-row-properties style:row-height="4.595cm" fo:break-before="auto" style:use-optimal-row-height="false"/>
    </style:style>
    <style:style style:name="ro11" style:family="table-row">
      <style:table-row-properties style:row-height="4.396cm" fo:break-before="auto" style:use-optimal-row-height="true"/>
    </style:style>
    <style:style style:name="ro12" style:family="table-row">
      <style:table-row-properties style:row-height="4.844cm" fo:break-before="auto" style:use-optimal-row-height="false"/>
    </style:style>
    <style:style style:name="ro13" style:family="table-row">
      <style:table-row-properties style:row-height="0.42cm" fo:break-before="auto" style:use-optimal-row-height="false"/>
    </style:style>
    <style:style style:name="ro14" style:family="table-row">
      <style:table-row-properties style:row-height="0.695cm" fo:break-before="auto" style:use-optimal-row-height="true"/>
    </style:style>
    <style:style style:name="ro15" style:family="table-row">
      <style:table-row-properties style:row-height="7.511cm" fo:break-before="auto" style:use-optimal-row-height="false"/>
    </style:style>
    <style:style style:name="ro16" style:family="table-row">
      <style:table-row-properties style:row-height="6.369cm" fo:break-before="auto" style:use-optimal-row-height="true"/>
    </style:style>
    <style:style style:name="ro17" style:family="table-row">
      <style:table-row-properties style:row-height="5.186cm" fo:break-before="auto" style:use-optimal-row-height="true"/>
    </style:style>
    <style:style style:name="ro18" style:family="table-row">
      <style:table-row-properties style:row-height="5.581cm" fo:break-before="auto" style:use-optimal-row-height="true"/>
    </style:style>
    <style:style style:name="ro19" style:family="table-row">
      <style:table-row-properties style:row-height="11.899cm" fo:break-before="auto" style:use-optimal-row-height="true"/>
    </style:style>
    <style:style style:name="ro20" style:family="table-row">
      <style:table-row-properties style:row-height="2.263cm" fo:break-before="auto" style:use-optimal-row-height="true"/>
    </style:style>
    <style:style style:name="ro21" style:family="table-row">
      <style:table-row-properties style:row-height="2.817cm" fo:break-before="auto" style:use-optimal-row-height="true"/>
    </style:style>
    <style:style style:name="ro22"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49"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50"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51"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52"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53"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54" style:family="table-cell" style:parent-style-name="Default">
      <style:table-cell-properties fo:background-color="#a33e03" fo:wrap-option="wrap"/>
      <style:text-properties fo:color="#ffffff" fo:font-weight="bold" style:font-weight-asian="bold" style:font-weight-complex="bold"/>
    </style:style>
    <style:style style:name="ce55"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56"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57"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58"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59"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justify" fo:margin-left="0cm"/>
      <style:text-properties fo:font-size="14pt" style:font-size-asian="14pt" style:font-size-complex="14pt"/>
    </style:style>
    <style:style style:name="ce60"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61"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62" style:family="table-cell" style:parent-style-name="Default">
      <style:table-cell-properties fo:border-bottom="1.5pt soli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63"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64"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65"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66"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67"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68"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69" style:family="table-cell" style:parent-style-name="Default">
      <style:table-cell-properties fo:border-bottom="1.5pt soli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7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72"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73"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74"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11" style:family="table-cell" style:parent-style-name="Default">
      <style:table-cell-properties fo:wrap-option="wrap" style:vertical-align="middle"/>
    </style:style>
    <style:style style:name="ce112"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114" style:family="table-cell" style:parent-style-name="Default">
      <style:table-cell-properties fo:border-bottom="0.74pt dashed #000000" fo:background-color="#18a303" style:text-align-source="fix" style:repeat-content="false" fo:wrap-option="wrap" fo:border-left="1.5pt solid #000000" fo:border-right="0.74pt dashe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15" style:family="table-cell" style:parent-style-name="Default">
      <style:table-cell-properties fo:border-bottom="0.74pt dashed #000000" fo:background-color="#92e285" style:text-align-source="value-type" style:repeat-content="false" fo:wrap-option="wrap" fo:border-left="1.5pt solid #000000" fo:border-right="0.74pt dashed #000000" fo:border-top="0.74pt dashed #000000" style:vertical-align="middle"/>
      <style:paragraph-properties fo:margin-left="0cm"/>
    </style:style>
    <style:style style:name="ce116" style:family="table-cell" style:parent-style-name="Default">
      <style:table-cell-properties fo:border-bottom="1.5pt solid #000000" fo:background-color="#2cee0e" fo:wrap-option="wrap" fo:border-left="1.5pt solid #000000" fo:border-right="0.74pt dashed #000000" fo:border-top="0.74pt dashed #000000" style:vertical-align="middle"/>
    </style:style>
    <style:style style:name="ce122" style:family="table-cell" style:parent-style-name="Default">
      <style:table-cell-properties fo:border-bottom="0.74pt dashed #000000" fo:background-color="#18a303" fo:wrap-option="wrap" fo:border-left="0.74pt dashed #000000" fo:border-right="1.5pt solid #000000" fo:border-top="1.5pt solid #000000" style:vertical-align="middle"/>
    </style:style>
    <style:style style:name="ce124" style:family="table-cell" style:parent-style-name="Default">
      <style:table-cell-properties fo:border-bottom="0.74pt dashed #000000" fo:background-color="#18a303" style:text-align-source="fix" style:repeat-content="false" fo:wrap-option="wrap" fo:border-left="0.74pt dashe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25" style:family="table-cell" style:parent-style-name="Default">
      <style:table-cell-properties fo:border-bottom="0.74pt dashed #000000" fo:background-color="#92e285" fo:wrap-option="wrap" fo:border-left="0.74pt dashed #000000" fo:border-right="1.5pt solid #000000" fo:border-top="0.74pt dashed #000000" style:vertical-align="middle"/>
    </style:style>
    <style:style style:name="ce126"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127" style:family="table-cell" style:parent-style-name="Default">
      <style:table-cell-properties fo:border-bottom="0.74pt dashed #000000" fo:background-color="#92e285" style:text-align-source="fix" style:repeat-content="false" fo:wrap-option="wrap" fo:border-left="1.5pt solid #000000" fo:border-right="1.5pt solid #000000" fo:border-top="0.74pt dashed #000000" style:vertical-align="middle"/>
      <style:paragraph-properties fo:text-align="center"/>
    </style:style>
    <style:style style:name="ce130"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40" style:family="table-cell" style:parent-style-name="Default">
      <style:table-cell-properties fo:border-bottom="1.5pt soli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34" style:family="table-cell" style:parent-style-name="Default">
      <style:table-cell-properties style:vertical-align="middle"/>
    </style:style>
    <style:style style:name="ce135" style:family="table-cell" style:parent-style-name="Default">
      <style:table-cell-properties fo:border-bottom="0.74pt dashed #000000" fo:background-color="#92e285" style:text-align-source="fix" style:repeat-content="false" fo:wrap-option="wrap" fo:border-left="0.74pt dashed #000000" fo:border-right="1.5pt solid #000000" fo:border-top="0.74pt dashed #000000" style:vertical-align="middle"/>
      <style:paragraph-properties fo:text-align="justify" fo:margin-left="0cm"/>
    </style:style>
    <style:style style:name="ce43" style:family="table-cell" style:parent-style-name="Default">
      <style:table-cell-properties fo:border-bottom="1.5pt solid #000000" fo:background-color="#2cee0e" style:text-align-source="fix" style:repeat-content="false" fo:wrap-option="wrap" fo:border-left="0.74pt dashed #000000" fo:border-right="0.74pt dashed #000000" fo:border-top="0.74pt dashed #000000" style:vertical-align="middle"/>
      <style:paragraph-properties fo:text-align="justify" fo:margin-left="0cm"/>
    </style:style>
    <style:style style:name="ce44" style:family="table-cell" style:parent-style-name="Default">
      <style:table-cell-properties fo:border-bottom="1.5pt solid #000000" fo:background-color="#2cee0e" fo:wrap-option="wrap" fo:border-left="0.74pt dashed #000000" fo:border-right="0.74pt dashed #000000" fo:border-top="0.74pt dashed #000000" style:vertical-align="middle"/>
    </style:style>
    <style:style style:name="ce185"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86"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7"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8"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89"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90"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91"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81"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3"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4"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95" style:family="table-cell" style:parent-style-name="Default">
      <style:table-cell-properties fo:wrap-option="wrap"/>
      <style:text-properties fo:font-size="16pt" style:font-size-asian="16pt" style:font-size-complex="16pt"/>
    </style:style>
    <style:style style:name="ce196"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7"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198"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99"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200"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201"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202"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203"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04"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05" style:family="table-cell" style:parent-style-name="Default">
      <style:table-cell-properties fo:border-bottom="1.5pt soli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06" style:family="table-cell" style:parent-style-name="Default">
      <style:table-cell-properties fo:border-bottom="none" fo:wrap-option="wrap" fo:border-left="none" fo:border-right="none" fo:border-top="1.5pt solid #000000"/>
      <style:text-properties fo:font-size="16pt" style:font-size-asian="16pt" style:font-size-complex="16pt"/>
    </style:style>
    <style:style style:name="ce207"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208"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209"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210"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11"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12" style:family="table-cell" style:parent-style-name="Default">
      <style:table-cell-properties fo:border-bottom="1.5pt soli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13"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214"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215"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216"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217"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18"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19" style:family="table-cell" style:parent-style-name="Default">
      <style:table-cell-properties fo:border-bottom="1.5pt soli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20" style:family="table-cell" style:parent-style-name="Default">
      <style:table-cell-properties fo:border-bottom="none" fo:wrap-option="wrap" fo:border-left="1.5pt solid #000000" fo:border-right="none" fo:border-top="none" style:vertical-align="middle"/>
    </style:style>
    <style:style style:name="T1" style:family="text">
      <style:text-properties style:font-name="Liberation Sans" fo:font-size="14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fo:font-size="14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sian="Noto Sans CJK SC" style:font-name="Liberation Sans" style:font-name-complex="Lohit Devanagari"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995" table:default-cell-style-name="ce1"/>
        <table:table-row table:style-name="ro1">
          <table:table-cell table:number-columns-repeated="1004"/>
        </table:table-row>
        <table:table-row table:style-name="ro2">
          <table:table-cell/>
          <table:table-cell table:style-name="ce49" office:value-type="string" calcext:value-type="string" table:number-columns-spanned="2" table:number-rows-spanned="3">
            <text:p>OBJECTIF PRINCIPAL</text:p>
            <text:p>DE LA MISSION</text:p>
          </table:table-cell>
          <table:covered-table-cell table:style-name="ce53"/>
          <table:table-cell table:style-name="ce56" office:value-type="string" calcext:value-type="string">
            <text:p>En tant que…</text:p>
          </table:table-cell>
          <table:table-cell/>
          <table:table-cell table:style-name="ce63" office:value-type="string" calcext:value-type="string" table:number-columns-spanned="2" table:number-rows-spanned="1">
            <text:p>...équipe de direction de Foosus</text:p>
          </table:table-cell>
          <table:covered-table-cell table:style-name="ce71"/>
          <table:table-cell table:number-columns-repeated="997"/>
        </table:table-row>
        <table:table-row table:style-name="ro2">
          <table:table-cell/>
          <table:covered-table-cell table:style-name="ce50"/>
          <table:covered-table-cell table:style-name="ce54"/>
          <table:table-cell table:style-name="ce57" office:value-type="string" calcext:value-type="string">
            <text:p>Il faut…</text:p>
          </table:table-cell>
          <table:table-cell/>
          <table:table-cell table:style-name="ce64" office:value-type="string" calcext:value-type="string" table:number-columns-spanned="2" table:number-rows-spanned="1">
            <text:p>…créer une plateforme de commerce électronique polyvalente en construisant une solution géociblée</text:p>
          </table:table-cell>
          <table:covered-table-cell table:style-name="ce72"/>
          <table:table-cell table:number-columns-repeated="997"/>
        </table:table-row>
        <table:table-row table:style-name="ro2">
          <table:table-cell/>
          <table:covered-table-cell table:style-name="ce51"/>
          <table:covered-table-cell table:style-name="ce55"/>
          <table:table-cell table:style-name="ce58" office:value-type="string" calcext:value-type="string">
            <text:p>Afin de…</text:p>
          </table:table-cell>
          <table:table-cell/>
          <table:table-cell table:style-name="ce65" office:value-type="string" calcext:value-type="string" table:number-columns-spanned="2" table:number-rows-spanned="1">
            <text:p>...concurrencer les grandes entreprises mondiales de commerce électronique qui dominent le marché de l'alimentation durable</text:p>
          </table:table-cell>
          <table:covered-table-cell table:style-name="ce73"/>
          <table:table-cell table:number-columns-repeated="997"/>
        </table:table-row>
        <table:table-row table:style-name="ro1">
          <table:table-cell table:number-columns-repeated="1004"/>
        </table:table-row>
        <table:table-row table:style-name="ro2">
          <table:table-cell table:number-columns-repeated="5"/>
          <table:table-cell table:style-name="ce66" office:value-type="string" calcext:value-type="string">
            <text:p>Sortie des phases</text:p>
          </table:table-cell>
          <table:table-cell table:style-name="ce74" office:value-type="string" calcext:value-type="string">
            <text:p>Entrée des phases</text:p>
          </table:table-cell>
          <table:table-cell table:number-columns-repeated="997"/>
        </table:table-row>
        <table:table-row table:style-name="ro3">
          <table:table-cell/>
          <table:table-cell table:style-name="ce52" office:value-type="string" calcext:value-type="string" table:number-columns-spanned="2" table:number-rows-spanned="4">
            <text:p>LIVRABLE(S) ATTENDU(S)</text:p>
            <text:p><text:a xlink:href="https://pubs.opengroup.org/togaf-standard/architecture-content/chap04.html#tag_04" xlink:type="simple">TOGAF 4.Architecure Deliverables</text:a></text:p>
          </table:table-cell>
          <table:covered-table-cell/>
          <table:table-cell table:style-name="ce59" office:value-type="string" calcext:value-type="string">
            <text:p>Énoncé des Travaux d'Architecture (<text:a xlink:href="#SAW" xlink:type="simple">SAW</text:a>)</text:p>
            <text:p><text:a xlink:href="https://pubs.opengroup.org/togaf-standard/architecture-content/chap04.html#tag_04_02_20" xlink:type="simple">TOGAF 4.2.20</text:a></text:p>
          </table:table-cell>
          <table:table-cell/>
          <table:table-cell table:style-name="ce67" office:value-type="string" calcext:value-type="string">
            <text:p>A, B, C, D, E, F, G, H</text:p>
          </table:table-cell>
          <table:table-cell table:style-name="ce61" office:value-type="string" calcext:value-type="string">
            <text:p>B,C,D,E,F, G, H, Gestion des exigences</text:p>
          </table:table-cell>
          <table:table-cell table:number-columns-repeated="997"/>
        </table:table-row>
        <table:table-row table:style-name="ro4">
          <table:table-cell/>
          <table:covered-table-cell table:number-columns-repeated="2"/>
          <table:table-cell table:style-name="ce60" office:value-type="string" calcext:value-type="string">
            <text:p><text:span text:style-name="T1">Spécification des Conditions Requises</text:span></text:p>
            <text:p><text:span text:style-name="T2">Pour l’Architecture (</text:span><text:span text:style-name="T2"><text:a xlink:href="#ARS" xlink:type="simple">ARS</text:a></text:span><text:span text:style-name="T2">)</text:span></text:p>
            <text:p><text:a xlink:href="https://pubs.opengroup.org/togaf-standard/architecture-content/chap04.html#tag_04_02_06" xlink:type="simple">TOGAF 4.2.6</text:a></text:p>
          </table:table-cell>
          <table:table-cell/>
          <table:table-cell table:style-name="ce68" office:value-type="string" calcext:value-type="string">
            <text:p>B, C, D, E, F, Gestion des exigences</text:p>
          </table:table-cell>
          <table:table-cell table:style-name="ce60" office:value-type="string" calcext:value-type="string">
            <text:p>C,D, Gestion des exigences</text:p>
          </table:table-cell>
          <table:table-cell table:number-columns-repeated="997"/>
        </table:table-row>
        <table:table-row table:style-name="ro3">
          <table:table-cell/>
          <table:covered-table-cell table:number-columns-repeated="2"/>
          <table:table-cell table:style-name="ce61" office:value-type="string" calcext:value-type="string">
            <text:p>Contrat d’Architecture avec les Utilisateurs Business (<text:a xlink:href="#BUAC" xlink:type="simple">BUAC</text:a>)</text:p>
            <text:p><text:a xlink:href="https://pubs.opengroup.org/togaf-standard/architecture-content/chap04.html#tag_04_02_02" xlink:type="simple">TOGAF 4.2.2</text:a></text:p>
          </table:table-cell>
          <table:table-cell/>
          <table:table-cell table:style-name="ce67" office:value-type="string" calcext:value-type="string">
            <text:p>G</text:p>
          </table:table-cell>
          <table:table-cell table:style-name="ce61" office:value-type="string" calcext:value-type="string">
            <text:p>G,H</text:p>
          </table:table-cell>
          <table:table-cell table:number-columns-repeated="997"/>
        </table:table-row>
        <table:table-row table:style-name="ro4">
          <table:table-cell/>
          <table:covered-table-cell table:number-columns-repeated="2"/>
          <table:table-cell table:style-name="ce62" office:value-type="string" calcext:value-type="string">
            <text:p>Contrat d’Architecture avec les Fonctions Développement et Design (<text:a xlink:href="#ADDC" xlink:type="simple">ADDC</text:a>)</text:p>
            <text:p><text:a xlink:href="https://pubs.opengroup.org/togaf-standard/architecture-content/chap04.html#tag_04_02_02" xlink:type="simple">TOGAF 4.2.2</text:a></text:p>
          </table:table-cell>
          <table:table-cell/>
          <table:table-cell table:style-name="ce69" office:value-type="string" calcext:value-type="string">
            <text:p>G</text:p>
          </table:table-cell>
          <table:table-cell table:style-name="ce62" office:value-type="string" calcext:value-type="string">
            <text:p>G,H</text:p>
          </table:table-cell>
          <table:table-cell table:number-columns-repeated="997"/>
        </table:table-row>
        <table:table-row table:style-name="ro1">
          <table:table-cell table:number-columns-repeated="1004"/>
        </table:table-row>
        <table:table-row table:style-name="ro1" table:number-rows-repeated="2">
          <table:table-cell table:number-columns-repeated="5"/>
          <table:table-cell table:style-name="ce70"/>
          <table:table-cell table:number-columns-repeated="998"/>
        </table:table-row>
        <table:table-row table:style-name="ro1" table:number-rows-repeated="1048562">
          <table:table-cell table:number-columns-repeated="1004"/>
        </table:table-row>
        <table:table-row table:style-name="ro1">
          <table:table-cell table:number-columns-repeated="1004"/>
        </table:table-row>
      </table:table>
      <table:table table:name="SAW" table:style-name="ta1">
        <table:table-column table:style-name="co11" table:default-cell-style-name="ce111"/>
        <table:table-column table:style-name="co12" table:default-cell-style-name="ce111"/>
        <table:table-column table:style-name="co13" table:default-cell-style-name="ce111"/>
        <table:table-column table:style-name="co10" table:number-columns-repeated="1021" table:default-cell-style-name="ce111"/>
        <table:table-row table:style-name="ro1">
          <table:table-cell table:number-columns-repeated="1024"/>
        </table:table-row>
        <table:table-row table:style-name="ro5">
          <table:table-cell/>
          <table:table-cell table:style-name="ce113" office:value-type="string" calcext:value-type="string" table:number-columns-spanned="2" table:number-rows-spanned="1">
            <text:p>Statement of Architecture Work</text:p>
          </table:table-cell>
          <table:covered-table-cell table:style-name="ce122"/>
          <table:table-cell table:number-columns-repeated="1021"/>
        </table:table-row>
        <table:table-row table:style-name="ro6">
          <table:table-cell/>
          <table:table-cell table:style-name="ce114" office:value-type="string" calcext:value-type="string">
            <text:p>TOGAF</text:p>
          </table:table-cell>
          <table:table-cell table:style-name="ce124" office:value-type="string" calcext:value-type="string">
            <text:p>GitHub :</text:p>
            <text:p>Déclaration de Travail d’Architecture</text:p>
          </table:table-cell>
          <table:table-cell table:number-columns-repeated="1021"/>
        </table:table-row>
        <table:table-row table:style-name="ro7">
          <table:table-cell table:style-name="ce112"/>
          <table:table-cell table:style-name="ce115" office:value-type="string" calcext:value-type="string">
            <text:p>L'Énoncé des travaux d'architecture définit la portée et l'approche qui seront utilisées pour compléter un cycle de développement d'architecture</text:p>
            <text:p>L'énoncé des travaux d'architecture est généralement le document par rapport auquel l'exécution réussie du projet d'architecture sera mesurée et peut constituer la base d'un accord contractuel entre le fournisseur et le consommateur de services d'architecture.</text:p>
          </table:table-cell>
          <table:table-cell table:style-name="ce125" office:value-type="string" calcext:value-type="string">
            <text:p>La Déclaration de travail d’architecture définit le périmètre et l’approche qui seront utilisés pour mener à bien un projet d’architecture.</text:p>
            <text:p>La Déclaration de travail d’architecture constitue habituellement le document qui permet de mesurer la réussite de l’exécution du projet d’architecture et peut former la base de l’accord contractuel entre le fournisseur et le consommateur de services d’architecture.</text:p>
            <text:p>En général, toutes les informations de ce document doivent se situer à un haut niveau.</text:p>
            <text:p>La Déclaration de travail d’architecture peut être documentée sur un wiki ou l’intranet plutôt que par un document texte.</text:p>
            <text:p>Pour faire encore mieux, vous pouvez utiliser un outil sous licence TOGAF pour restituer cette production.</text:p>
            <text:p>Ce modèle montre les contenus « typiques » d’une Déclaration de travail d’architecture et peut être adapté pour être aligné sur toute adaptation TOGAF implémentée.</text:p>
          </table:table-cell>
          <table:table-cell table:number-columns-repeated="1021"/>
        </table:table-row>
        <table:table-row table:style-name="ro8">
          <table:table-cell table:style-name="ce112"/>
          <table:table-cell table:style-name="ce116" office:value-type="string" calcext:value-type="string">
            <text:p>_Titre ;</text:p>
            <text:p>_Demande de projet d'architecture et contexte ;</text:p>
            <text:p>_Description et portée du projet d'architecture ;</text:p>
            <text:p>_Vue d'ensemble de la vision de l'architecture ;</text:p>
            <text:p>_Procédures spécifiques de changement de périmètre ;</text:p>
            <text:p>_Rôles, responsabilités et livrables ;</text:p>
            <text:p>_Critères et procédures d'acceptation ;</text:p>
            <text:p>_Plan et calendrier du projet d'architecture ;</text:p>
            <text:p>_Approbations.</text:p>
          </table:table-cell>
          <table:table-cell table:style-name="ce126" office:value-type="string" calcext:value-type="string">
            <text:p>_Objet de ce document ;</text:p>
            <text:p>_Déclaration de travail d’architecture ;</text:p>
            <text:p>_Objectifs et périmètre ;</text:p>
            <text:p>_Rôles et responsabilités ;</text:p>
            <text:p>_Approche architecturale ;</text:p>
            <text:p>_Plan de travail ;</text:p>
            <text:p>_Risques et facteurs de réduction ;</text:p>
            <text:p>_Critères d’acceptation et procédures;</text:p>
            <text:p>_Approbations signées.</text:p>
          </table:table-cell>
          <table:table-cell table:number-columns-repeated="1021"/>
        </table:table-row>
        <table:table-row table:style-name="ro1" table:number-rows-repeated="1048570">
          <table:table-cell table:number-columns-repeated="1024"/>
        </table:table-row>
        <table:table-row table:style-name="ro1">
          <table:table-cell table:number-columns-repeated="1024"/>
        </table:table-row>
      </table:table>
      <table:table table:name="ARS" table:style-name="ta1">
        <table:table-column table:style-name="co11" table:default-cell-style-name="ce111"/>
        <table:table-column table:style-name="co12" table:default-cell-style-name="ce111"/>
        <table:table-column table:style-name="co13" table:default-cell-style-name="ce111"/>
        <table:table-column table:style-name="co10" table:number-columns-repeated="1021" table:default-cell-style-name="ce111"/>
        <table:table-row table:style-name="ro1">
          <table:table-cell table:number-columns-repeated="1024"/>
        </table:table-row>
        <table:table-row table:style-name="ro5">
          <table:table-cell/>
          <table:table-cell table:style-name="ce113" office:value-type="string" calcext:value-type="string" table:number-columns-spanned="2" table:number-rows-spanned="1">
            <text:p>Architecture Requirements <text:s/>Specification</text:p>
          </table:table-cell>
          <table:covered-table-cell table:style-name="ce122"/>
          <table:table-cell table:number-columns-repeated="1021"/>
        </table:table-row>
        <table:table-row table:style-name="ro9">
          <table:table-cell/>
          <table:table-cell table:style-name="ce114" office:value-type="string" calcext:value-type="string">
            <text:p>TOGAF</text:p>
          </table:table-cell>
          <table:table-cell table:style-name="ce124" office:value-type="string" calcext:value-type="string">
            <text:p>GitHub :</text:p>
            <text:p>Spécification des Conditions requises pour l’Architecture</text:p>
          </table:table-cell>
          <table:table-cell table:number-columns-repeated="1021"/>
        </table:table-row>
        <table:table-row table:style-name="ro10">
          <table:table-cell table:style-name="ce112"/>
          <table:table-cell table:style-name="ce127" office:value-type="string" calcext:value-type="string" table:number-columns-spanned="2" table:number-rows-spanned="1">
            <text:p>La spécification des exigences d'architecture fournit un ensemble d'énoncés quantitatifs qui décrivent ce qu'un projet de mise en œuvre doit faire pour se conformer à l'architecture. Une spécification des exigences d'architecture constituera généralement un élément majeur d'un contrat de mise en œuvre ou d'un contrat pour une définition d'architecture plus détaillée.</text:p>
            <text:p>Comme mentionné ci-dessus, la spécification des exigences d'architecture est un complément au document de définition d'architecture, avec un objectif complémentaire :</text:p>
            <text:p>     _Le document de définition d'architecture fournit une vue qualitative de la solution et vise à communiquer l'intention de l'architecte ;</text:p>
            <text:p>     _La spécification des exigences d'architecture fournit une vue quantitative de la solution, en indiquant les critères mesurables qui doivent être respectés lors de la mise en œuvre de l'architecture.</text:p>
          </table:table-cell>
          <table:covered-table-cell table:style-name="ce125"/>
          <table:table-cell table:number-columns-repeated="1021"/>
        </table:table-row>
        <table:table-row table:style-name="ro11">
          <table:table-cell table:style-name="ce112"/>
          <table:table-cell table:style-name="ce116" office:value-type="string" calcext:value-type="string">
            <text:p>_Mesures de réussite ;</text:p>
            <text:p>_Exigences architecturales ;</text:p>
            <text:p>_Contrats de services aux entreprises ;</text:p>
            <text:p>_Contrats de services applicatifs ;</text:p>
            <text:p>_Directives de mise en œuvre ;</text:p>
            <text:p>_Spécifications de mise en œuvre ;</text:p>
            <text:p>_Normes de mise en œuvre ;</text:p>
            <text:p>_Exigences d'interopérabilité;</text:p>
            <text:p>_Exigences de gestion des services informatiques ;</text:p>
            <text:p>_Contraintes ;</text:p>
            <text:p>_Hypothèses.</text:p>
          </table:table-cell>
          <table:table-cell table:style-name="ce126" office:value-type="string" calcext:value-type="string">
            <text:p>_Mesures du succès ;</text:p>
            <text:p>_Conditions requises pour l’architecture ;</text:p>
            <text:p>_Contrats de service business ;</text:p>
            <text:p>_Contrats de service application ;</text:p>
            <text:p>_Lignes directrices pour l’implémentation ;</text:p>
            <text:p>_Spécifications pour l’implémentation ;</text:p>
            <text:p>_Standards pour l’implémentation ;</text:p>
            <text:p>_Conditions requises pour l’interopérabilité ;</text:p>
            <text:p>_Conditions requises pour le management du service IT ;</text:p>
            <text:p>_Contraintes ;</text:p>
            <text:p>_Hypothèses.</text:p>
          </table:table-cell>
          <table:table-cell table:number-columns-repeated="1021"/>
        </table:table-row>
        <table:table-row table:style-name="ro1" table:number-rows-repeated="1048570">
          <table:table-cell table:number-columns-repeated="1024"/>
        </table:table-row>
        <table:table-row table:style-name="ro1">
          <table:table-cell table:number-columns-repeated="1024"/>
        </table:table-row>
      </table:table>
      <table:table table:name="BUAC" table:style-name="ta1">
        <table:table-column table:style-name="co10" table:default-cell-style-name="ce111"/>
        <table:table-column table:style-name="co14" table:default-cell-style-name="ce111"/>
        <table:table-column table:style-name="co12" table:default-cell-style-name="ce111"/>
        <table:table-column table:style-name="co13" table:default-cell-style-name="ce111"/>
        <table:table-column table:style-name="co10" table:number-columns-repeated="1020" table:default-cell-style-name="ce111"/>
        <table:table-row table:style-name="ro1">
          <table:table-cell table:number-columns-repeated="1024"/>
        </table:table-row>
        <table:table-row table:style-name="ro5">
          <table:table-cell table:number-columns-repeated="2"/>
          <table:table-cell table:style-name="ce113" office:value-type="string" calcext:value-type="string" table:number-columns-spanned="2" table:number-rows-spanned="1">
            <text:p>Architecture Contract</text:p>
          </table:table-cell>
          <table:covered-table-cell table:style-name="ce122"/>
          <table:table-cell table:number-columns-repeated="1020"/>
        </table:table-row>
        <table:table-row table:style-name="ro9">
          <table:table-cell table:number-columns-repeated="2"/>
          <table:table-cell table:style-name="ce114" office:value-type="string" calcext:value-type="string">
            <text:p>TOGAF</text:p>
          </table:table-cell>
          <table:table-cell table:style-name="ce124" office:value-type="string" calcext:value-type="string">
            <text:p>GitHub :</text:p>
            <text:p>Spécification des Conditions requises pour l’Architecture</text:p>
          </table:table-cell>
          <table:table-cell table:number-columns-repeated="1020"/>
        </table:table-row>
        <table:table-row table:style-name="ro11">
          <table:table-cell/>
          <table:table-cell table:style-name="ce130" office:value-type="string" calcext:value-type="string">
            <text:p>Objectifs</text:p>
          </table:table-cell>
          <table:table-cell table:style-name="ce135" office:value-type="string" calcext:value-type="string" table:number-columns-spanned="2" table:number-rows-spanned="1">
            <text:p>Les contrats d'architecture sont des accords conjoints entre les partenaires de développement et les sponsors sur les livrables, la qualité et l'aptitude à l'emploi d'une architecture.</text:p>
            <text:p>La mise en œuvre réussie de ces accords sera assurée par une gouvernance d'architecture efficace (voir la norme TOGAF - Capacité et gouvernance de l'EA).</text:p>
            <text:p>En mettant en œuvre une approche régie de la gestion des contrats, les éléments suivants seront assurés :</text:p>
            <text:p>_Un système de surveillance continue pour vérifier l'intégrité, les changements, la prise de décision et l'audit de toutes les activités liées à l'architecture au sein de l'organisation ;</text:p>
            <text:p>_Adhésion aux principes, normes et exigences des architectures existantes ou en développement ;</text:p>
            <text:p>_Identification des risques dans tous les aspects du développement et de la mise en œuvre de l'architecture ou des architectures couvrant le développement interne par rapport aux normes, politiques, technologies et produits acceptés ainsi que les aspects opérationnels des architectures de sorte que l'organisation puisse poursuivre ses activités dans un environnement résilient ;</text:p>
            <text:p>_Un ensemble de processus et de pratiques qui garantissent la responsabilisation, la responsabilité et la discipline en ce qui concerne le développement et l'utilisation de tous les artefacts architecturaux ;</text:p>
            <text:p>_Une compréhension formelle de l'organisation de gouvernance responsable du contrat, de son niveau d'autorité et de la portée de l'architecture sous la gouvernance de cet organe.</text:p>
          </table:table-cell>
          <table:covered-table-cell table:style-name="ce125"/>
          <table:table-cell table:number-columns-repeated="1020"/>
        </table:table-row>
        <table:table-row table:style-name="ro12">
          <table:table-cell/>
          <table:table-cell table:style-name="ce40" office:value-type="string" calcext:value-type="string">
            <text:p>Business Users' Architecture Contract</text:p>
          </table:table-cell>
          <table:table-cell table:style-name="ce43" office:value-type="string" calcext:value-type="string">
            <text:p>_Présentation et contexte ;</text:p>
            <text:p>_La nature de l'accord ;</text:p>
            <text:p>_Portée ;</text:p>
            <text:p>_Exigences stratégiques ;</text:p>
            <text:p>_Exigences de conformité ;</text:p>
            <text:p>_Adeptes de l'architecture ;</text:p>
            <text:p>_Fenêtre de temps ;</text:p>
            <text:p>_Métriques d'affaires de l'architecture ;</text:p>
            <text:p>_Architecture de service (inclut l'accord de niveau de service (SLA)).</text:p>
          </table:table-cell>
          <table:table-cell table:style-name="ce126" office:value-type="string" calcext:value-type="string">
            <text:p>_Objet de ce document ;</text:p>
            <text:p>_Introduction et contexte ;</text:p>
            <text:p>_La Nature de l’accord ;</text:p>
            <text:p>_Objectifs et Périmètre ;</text:p>
            <text:p>_Conditions requises pour la conformité ;</text:p>
            <text:p>_Personnes adoptant l’architecture ;</text:p>
            <text:p>_Fenêtre temporelle ;</text:p>
            <text:p>_Métriques business de l’architecture ;</text:p>
            <text:p>_Accords de service pour l’architecture (y compris accord du niveau de service [ANS]) ;</text:p>
            <text:p>_Personnes approuvant ce plan.</text:p>
          </table:table-cell>
          <table:table-cell table:number-columns-repeated="1020"/>
        </table:table-row>
        <table:table-row table:style-name="ro1">
          <table:table-cell/>
          <table:table-cell table:style-name="ce134"/>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table table:name="ADDC" table:style-name="ta1">
        <table:table-column table:style-name="co10" table:default-cell-style-name="ce111"/>
        <table:table-column table:style-name="co14" table:default-cell-style-name="ce111"/>
        <table:table-column table:style-name="co12" table:default-cell-style-name="ce111"/>
        <table:table-column table:style-name="co13" table:default-cell-style-name="ce111"/>
        <table:table-column table:style-name="co10" table:number-columns-repeated="1020" table:default-cell-style-name="ce111"/>
        <table:table-row table:style-name="ro1">
          <table:table-cell table:number-columns-repeated="1024"/>
        </table:table-row>
        <table:table-row table:style-name="ro5">
          <table:table-cell table:number-columns-repeated="2"/>
          <table:table-cell table:style-name="ce113" office:value-type="string" calcext:value-type="string" table:number-columns-spanned="2" table:number-rows-spanned="1">
            <text:p>Architecture Contract</text:p>
          </table:table-cell>
          <table:covered-table-cell table:style-name="ce122"/>
          <table:table-cell table:number-columns-repeated="1020"/>
        </table:table-row>
        <table:table-row table:style-name="ro9">
          <table:table-cell table:number-columns-repeated="2"/>
          <table:table-cell table:style-name="ce114" office:value-type="string" calcext:value-type="string">
            <text:p>TOGAF</text:p>
          </table:table-cell>
          <table:table-cell table:style-name="ce124" office:value-type="string" calcext:value-type="string">
            <text:p>GitHub :</text:p>
            <text:p>Spécification des Conditions requises pour l’Architecture</text:p>
          </table:table-cell>
          <table:table-cell table:number-columns-repeated="1020"/>
        </table:table-row>
        <table:table-row table:style-name="ro11">
          <table:table-cell/>
          <table:table-cell table:style-name="ce130" office:value-type="string" calcext:value-type="string">
            <text:p>Objectifs</text:p>
          </table:table-cell>
          <table:table-cell table:style-name="ce135" office:value-type="string" calcext:value-type="string" table:number-columns-spanned="2" table:number-rows-spanned="1">
            <text:p>Les contrats d'architecture sont des accords conjoints entre les partenaires de développement et les sponsors sur les livrables, la qualité et l'aptitude à l'emploi d'une architecture.</text:p>
            <text:p>La mise en œuvre réussie de ces accords sera assurée par une gouvernance d'architecture efficace (voir la norme TOGAF - Capacité et gouvernance de l'EA).</text:p>
            <text:p>En mettant en œuvre une approche régie de la gestion des contrats, les éléments suivants seront assurés :</text:p>
            <text:p>_Un système de surveillance continue pour vérifier l'intégrité, les changements, la prise de décision et l'audit de toutes les activités liées à l'architecture au sein de l'organisation ;</text:p>
            <text:p>_Adhésion aux principes, normes et exigences des architectures existantes ou en développement ;</text:p>
            <text:p>_Identification des risques dans tous les aspects du développement et de la mise en œuvre de l'architecture ou des architectures couvrant le développement interne par rapport aux normes, politiques, technologies et produits acceptés ainsi que les aspects opérationnels des architectures de sorte que l'organisation puisse poursuivre ses activités dans un environnement résilient ;</text:p>
            <text:p>_Un ensemble de processus et de pratiques qui garantissent la responsabilisation, la responsabilité et la discipline en ce qui concerne le développement et l'utilisation de tous les artefacts architecturaux ;</text:p>
            <text:p>_Une compréhension formelle de l'organisation de gouvernance responsable du contrat, de son niveau d'autorité et de la portée de l'architecture sous la gouvernance de cet organe.</text:p>
          </table:table-cell>
          <table:covered-table-cell table:style-name="ce125"/>
          <table:table-cell table:number-columns-repeated="1020"/>
        </table:table-row>
        <table:table-row table:style-name="ro7">
          <table:table-cell/>
          <table:table-cell table:style-name="ce40" office:value-type="string" calcext:value-type="string">
            <text:p>Architecture Design and Development Contract</text:p>
          </table:table-cell>
          <table:table-cell table:style-name="ce44" office:value-type="string" calcext:value-type="string">
            <text:p>_Présentation et contexte ;</text:p>
            <text:p>_La nature de l'accord ;</text:p>
            <text:p>_Portée de l'architecture ;</text:p>
            <text:p>_Architecture et principes et exigences stratégiques ;</text:p>
            <text:p>_Exigences de conformité ;</text:p>
            <text:p>_Processus et rôles de développement et de gestion de l'architecture ;</text:p>
            <text:p>_Mesures d'architecture cible ;</text:p>
            <text:p>_Phases définies des livrables ;</text:p>
            <text:p>_Plan de travail conjoint priorisé ;</text:p>
            <text:p>_Fenêtre(s) temporelle(s) ;</text:p>
            <text:p>_Livraison de l'architecture et métriques commerciales.</text:p>
          </table:table-cell>
          <table:table-cell table:style-name="ce126" office:value-type="string" calcext:value-type="string">
            <text:p>_Objet de ce document ;</text:p>
            <text:p>_Introduction et contexte ;</text:p>
            <text:p>_La nature de l’accord ;</text:p>
            <text:p>_Objectifs et périmètre ;</text:p>
            <text:p>_Description de l’architecture, principes stratégiques et conditions requises ;</text:p>
            <text:p>_Livrables architecturaux ;</text:p>
            <text:p>_Plan de travail commun priorisé ;</text:p>
            <text:p>_Plan de communication ;</text:p>
            <text:p>_Risques et facteurs de réduction ;</text:p>
            <text:p>_Hypothèses ;</text:p>
            <text:p>_Critères d’acceptation et procédures ;</text:p>
            <text:p>_Procédures de changement de périmètre ;</text:p>
            <text:p>_Calendrier ;</text:p>
            <text:p>_Phases de livrables définies ;</text:p>
            <text:p>_Personnes approuvant ce plan.</text:p>
          </table:table-cell>
          <table:table-cell table:number-columns-repeated="1020"/>
        </table:table-row>
        <table:table-row table:style-name="ro1">
          <table:table-cell/>
          <table:table-cell table:style-name="ce134"/>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table table:name="Analyse PJ" table:style-name="ta1">
        <office:forms form:automatic-focus="false" form:apply-design-mode="false"/>
        <table:table-column table:style-name="co1" table:default-cell-style-name="ce1"/>
        <table:table-column table:style-name="co2" table:default-cell-style-name="ce1"/>
        <table:table-column table:style-name="co15" table:default-cell-style-name="ce1"/>
        <table:table-column table:style-name="co16"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995" table:default-cell-style-name="ce1"/>
        <table:table-row table:style-name="ro13">
          <table:table-cell table:number-columns-repeated="9"/>
          <table:table-cell office:value-type="string" calcext:value-type="string">
            <text:p/>
            <text:p/>
          </table:table-cell>
          <table:table-cell table:number-columns-repeated="994"/>
        </table:table-row>
        <table:table-row table:style-name="ro14">
          <table:table-cell/>
          <table:table-cell table:style-name="ce185" office:value-type="string" calcext:value-type="string" table:number-columns-spanned="3" table:number-rows-spanned="4">
            <text:p>                          Domaine</text:p>
            <text:p/>
            <text:p/>
            <text:p/>
            <text:p>Document                  </text:p>
          </table:table-cell>
          <table:covered-table-cell table:number-columns-repeated="2"/>
          <table:table-cell table:style-name="ce195"/>
          <table:table-cell table:style-name="ce198" office:value-type="string" calcext:value-type="string" table:number-columns-spanned="4" table:number-rows-spanned="1">
            <text:p>Référentiel TOGAF® 9.2</text:p>
          </table:table-cell>
          <table:covered-table-cell table:number-columns-repeated="3" table:style-name="ce206"/>
          <table:table-cell table:number-columns-repeated="995"/>
        </table:table-row>
        <table:table-row table:style-name="ro2">
          <table:table-cell/>
          <table:covered-table-cell/>
          <table:covered-table-cell table:style-name="ce186"/>
          <table:covered-table-cell table:style-name="ce81"/>
          <table:table-cell table:style-name="ce196"/>
          <table:table-cell table:style-name="ce199" office:value-type="string" calcext:value-type="string">
            <text:p>A. Vision architecturale</text:p>
          </table:table-cell>
          <table:table-cell table:style-name="ce81" office:value-type="string" calcext:value-type="string">
            <text:p>B. Architecture d’entreprise</text:p>
          </table:table-cell>
          <table:table-cell table:style-name="ce81" office:value-type="string" calcext:value-type="string">
            <text:p>C. Architecture des Systèmes d’Information</text:p>
          </table:table-cell>
          <table:table-cell table:style-name="ce214" office:value-type="string" calcext:value-type="string">
            <text:p>D. Architecture technologique</text:p>
          </table:table-cell>
          <table:table-cell table:number-columns-repeated="995"/>
        </table:table-row>
        <table:table-row table:style-name="ro2">
          <table:table-cell/>
          <table:covered-table-cell/>
          <table:covered-table-cell table:style-name="ce187"/>
          <table:covered-table-cell table:style-name="ce193"/>
          <table:table-cell table:style-name="ce196"/>
          <table:table-cell table:style-name="ce200" office:value-type="string" calcext:value-type="string" table:number-columns-spanned="1" table:number-rows-spanned="2">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207" office:value-type="string" calcext:value-type="string" table:number-columns-spanned="1" table:number-rows-spanned="2">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213"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215"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220"/>
          <table:table-cell table:number-columns-repeated="994"/>
        </table:table-row>
        <table:table-row table:style-name="ro15">
          <table:table-cell/>
          <table:covered-table-cell table:number-columns-repeated="3"/>
          <table:table-cell table:style-name="ce196"/>
          <table:covered-table-cell table:style-name="ce201"/>
          <table:covered-table-cell table:number-columns-repeated="3" table:style-name="ce208"/>
          <table:table-cell table:style-name="ce220"/>
          <table:table-cell table:number-columns-repeated="994"/>
        </table:table-row>
        <table:table-row table:style-name="ro16">
          <table:table-cell/>
          <table:table-cell table:style-name="ce49" office:value-type="string" calcext:value-type="string" table:number-columns-spanned="1" table:number-rows-spanned="12">
            <text:p>Ressources documentaires liées au projet</text:p>
          </table:table-cell>
          <table:table-cell table:style-name="ce188" office:value-type="string" calcext:value-type="string" table:number-columns-spanned="2" table:number-rows-spanned="1">
            <text:p>Email d’Ash Calum</text:p>
          </table:table-cell>
          <table:covered-table-cell table:style-name="ce194"/>
          <table:table-cell table:style-name="ce197"/>
          <table:table-cell table:style-name="ce202" office:value-type="string" calcext:value-type="string">
            <text:p>L’application Foosus s’adapte rapidement et livre de nouvelles solutions logicielles pour soutenir les responsables produit dans l’expérimentation et l’innovation autour du produit phare.</text:p>
            <text:p>L’application Foosus répond rapidement aux nouvelles informations sur les clients et parvient à fournir la meilleure correspondance possible avec le marché.</text:p>
            <text:p>Il faut mettre en place de la standardisation pour la maintenance des développements futurs et à venir.</text:p>
            <text:p>Foosus a besoin d'une nouvelle architecture qui puisse :</text:p>
            <text:p>     _évoluer avec l'entreprise ;</text:p>
            <text:p>     _prendre en charge un nouvel emplacement géographique ;</text:p>
            <text:p>     _fournir la fiabilité nécessaire aux clients, fournisseurs et consommateurs.</text:p>
            <text:p>Foosus doit obtenir suffisamment de discipline pour assurer une croissance continue de l'entreprise. Les architectures informatiques de Foosus doivent soutenir cette croissance sans présenter d’obstacle.</text:p>
            <text:p>Il subsiste un lien direct entre la capacité d'innovation et l'attrait de créer de nouvelles inscriptions de clients.</text:p>
            <text:p>Il faut que Foosus améliore l'efficacité, la flexibilité et les approches cohérentes dans ses prises de décision pour concurrencer les grandes entreprises mondiales de commerce électronique qui dominent le marché de l'alimentation durable.</text:p>
            <text:p>Foosus doit reprendre la situation actuelle en main pour permettre d’innover à nouveau rapidement dans ses produits.</text:p>
            <text:p/>
          </table:table-cell>
          <table:table-cell table:style-name="ce209" office:value-type="string" calcext:value-type="string">
            <text:p>Le précédent Responsable de l’Architecture nourrissait une culture où les équipes de développement étaient encouragées à expérimenter et essayer librement de nouvelles approches techniques.</text:p>
            <text:p>Les équipes ont atteint leurs premiers objectifs.</text:p>
            <text:p/>
            <text:p/>
            <text:p/>
          </table:table-cell>
          <table:table-cell table:style-name="ce209" office:value-type="string" calcext:value-type="string">
            <text:p>Cela avait, jusqu’à récemment, résulté dans la construction d’une équipe de 15 développeurs qui aiment travailler chez Foosus et sont aussi investis dans la satisfaction des clients et dans le succès du produit que le CEO, Ash Callum.</text:p>
            <text:p>La culture de Foosus implique beaucoup d'expérimentations divergentes, mais a donné lieu à peu de modèles ou d'idées réutilisables.</text:p>
            <text:p>L’architecture de Foosus et ses systèmes informatiques ont permis une croissance rapide et une expansion durable.</text:p>
            <text:p>Le support continu des composants doit être pris en compte lors de leur sélection ou lors des prises de décision de création ou d'achat.</text:p>
            <text:p/>
          </table:table-cell>
          <table:table-cell table:style-name="ce216" office:value-type="string" calcext:value-type="string">
            <text:p>Foosus dispose d'un ensemble hétérogène de technologies.</text:p>
          </table:table-cell>
          <table:table-cell table:number-columns-repeated="995"/>
        </table:table-row>
        <table:table-row table:style-name="ro17">
          <table:table-cell/>
          <table:covered-table-cell table:style-name="ce49"/>
          <table:table-cell table:style-name="ce189" office:value-type="string" calcext:value-type="string" table:number-columns-spanned="2" table:number-rows-spanned="1">
            <text:p>GitHub/Artefacts/Organisation/</text:p>
            <text:p>V2 Project-Authorzation(2).pdf</text:p>
            <text:p>-Autorisation du projet</text:p>
          </table:table-cell>
          <table:covered-table-cell table:style-name="ce57"/>
          <table:table-cell table:style-name="ce197"/>
          <table:table-cell table:style-name="ce203" office:value-type="string" calcext:value-type="string">
            <text:p>L'objectif commercial de Foosus est de soutenir la consommation de produits alimentaires locaux et de mettre en contact les clients avec des producteurs et artisans locaux pour satisfaire tous leurs besoins.</text:p>
            <text:p/>
          </table:table-cell>
          <table:table-cell table:style-name="ce210"/>
          <table:table-cell table:style-name="ce210" office:value-type="string" calcext:value-type="string">
            <text:p>Une nouvelle plateforme d'e-commerce est nécessaire afin d'améliorer sa compétitivité par rapport aux grandes entreprises d'e-commerce internationales.</text:p>
            <text:p>Les principaux objectifs de l'entreprise en matière d'architecture sont les suivants :</text:p>
            <text:p>       _tirer parti de la géolocalisation pour relier des fournisseurs et des consommateurs et pour proposer des produits disponibles à proximité des lieux de résidence de ces derniers ;</text:p>
            <text:p>       _l'architecture devra être évolutive pour permettre aux services de Foosus de se déployer sur diverses régions à travers des villes et des pays donnés ;</text:p>
            <text:p>       _la solution doit être disponible pour les fournisseurs et les consommateurs, où qu'ils se trouvent ;</text:p>
            <text:p>       _la solution doit être utilisable avec des appareils mobiles et fixes</text:p>
            <text:p>       _la solution doit tenir compte des contraintes de bande passante pour les réseaux cellulaires et les connexions Internet haut débit.</text:p>
            <text:p>       _la solution doit pouvoir prendre en charge différents types d'utilisateurs (par exemple, fournisseurs, back-office, consommateurs) avec des fonctionnalités et des services spécifiques pour ces catégories.</text:p>
          </table:table-cell>
          <table:table-cell table:style-name="ce217" office:value-type="string" calcext:value-type="string">
            <text:p>Toutes les solutions du commerce ou open source doivent, dans la mesure du possible, faire partie d'une même pile technologique afin de réduire les coûts de maintenance et de support continus.</text:p>
          </table:table-cell>
          <table:table-cell table:number-columns-repeated="995"/>
        </table:table-row>
        <table:table-row table:style-name="ro18">
          <table:table-cell/>
          <table:covered-table-cell table:style-name="ce49"/>
          <table:table-cell table:style-name="ce190" office:value-type="string" calcext:value-type="string" table:number-columns-spanned="2" table:number-rows-spanned="1">
            <text:p>Email de Natasha Jarson</text:p>
          </table:table-cell>
          <table:covered-table-cell table:style-name="ce57"/>
          <table:table-cell table:style-name="ce197"/>
          <table:table-cell table:style-name="ce204" office:value-type="string" calcext:value-type="string">
            <text:p>L’objectif est de :</text:p>
            <text:p>     _mieux servir les clients ;</text:p>
            <text:p>     _d’innover de façon responsable ;</text:p>
            <text:p>     _maximiser les capacités ;</text:p>
            <text:p>     _aider l’organisation à continuer à croître en accord à partir de la feuille de route générale.</text:p>
            <text:p>Il importe de :</text:p>
            <text:p>     _repartir sur de nouvelle base pour l’initiative la plus récente ;</text:p>
            <text:p>     _éviter de répéter des choix d’architecture qui ne sont plus adaptés à une plateforme scalable.</text:p>
            <text:p>L’incertitude étant un facteur important de ce secteur, il est nécessaire de minimiser les risques de prise de décisions techniques difficiles à inverser.</text:p>
            <text:p>Ce projet se déroulera en plusieurs phases et il s'agit de la première phase.</text:p>
            <text:p>...besoin de contrats architecturaux clairs avec les équipes commerciales et de développement. Ces contrats doivent respecter la culture lean de Foosus ainsi que la nécessité de faire des choix architecturaux responsables.</text:p>
            <text:p/>
          </table:table-cell>
          <table:table-cell table:style-name="ce211" office:value-type="string" calcext:value-type="string">
            <text:p>Foosus doit revenir à un niveau où il est possible d’innover rapidement.</text:p>
            <text:p>L’organisation de Foosus est Agile, et pratique le Kanban et l’amélioration continue. Ces pratiques maintiennent la livraison de livrtables et ne pallient pas à la dette technique accumulée.</text:p>
            <text:p>…prendre ce qu’il y a de mieux dans le framework architectural et l’appliquer à Foosus.</text:p>
          </table:table-cell>
          <table:table-cell table:style-name="ce211" office:value-type="string" calcext:value-type="string">
            <text:p>Les solutions open source sont préférables aux solutions payantes.</text:p>
            <text:p/>
          </table:table-cell>
          <table:table-cell table:style-name="ce218"/>
          <table:table-cell table:number-columns-repeated="995"/>
        </table:table-row>
        <table:table-row table:style-name="ro19">
          <table:table-cell/>
          <table:covered-table-cell table:style-name="ce49"/>
          <table:table-cell table:style-name="ce189" office:value-type="string" calcext:value-type="string" table:number-columns-spanned="2" table:number-rows-spanned="1">
            <text:p>Sourcing d’alimentation géoconscient – Brief des Conditions Requises pour les Business Haut Niveau/</text:p>
            <text:p>Approvisionnement alimentaire géographiquement responsable V1.1</text:p>
          </table:table-cell>
          <table:covered-table-cell table:style-name="ce57"/>
          <table:table-cell table:style-name="ce197"/>
          <table:table-cell table:style-name="ce203" office:value-type="string" calcext:value-type="string">
            <text:p>Les études de marché et les analyses commerciales montrent que les clients de Foosus souhaitent acheter local et soutiennent les producteurs locaux.</text:p>
            <text:p>Les concurrents de Foosus n'ont pas ciblé cette niche.</text:p>
            <text:p>Foosus souhaite renforcer ses connaissances acquises ces trois dernières années et créer une plateforme qui mettra en contact des consommateurs avec des producteurs et des artisans locaux dans toutes les catégories de besoins.</text:p>
            <text:p>Les livrables doivent pouvoir être fournis à intervalles réguliers pour que le nouveau système soit rapidement opérationnel et puisse être doté de nouvelles fonctionnalités au fil du temps.</text:p>
            <text:p>Il n’est pas possible d’abandonner les outils actuels pendant l’élaboration de nouveaux outils car cela impliquerait la mise hors service de la plateforme existante.</text:p>
            <text:p>Le but est de libérer la créativité et l'expérience des équipes techniques en leur permettant de donner le meilleur d'elles-mêmes en créant une nouvelle plateforme qui pourra faire franchir le prochain million d'utilisateurs inscrits à notre base de clientèle.</text:p>
            <text:p>Foosus veut impulser des campagnes de marketing dans plusieurs grandes villes en étant sûrs que sa plateforme restera utilisable et réactive, tout en offrant une expérience utilisateur de premier plan.</text:p>
            <text:p>Foosus doit en outre dissocier les nouvelles livraisons de l'architecture et de l'infrastructure existantes afin de limiter les interruptions de service.</text:p>
            <text:p>La nouvelle plateforme de Foosus devra également permettre aux équipes produits d'innover rapidement en réorientant des solutions existantes, en expérimentant de nouvelles modifications et en facilitant l'intégration avec des partenaires internes et externes.</text:p>
            <text:p>Nous prévoyons de mener des campagnes Foosus dans plusieurs régions géographiques et nous voulons que la plateforme puisse non seulement absorber le trafic, mais soit également capable d'évoluer pour gérer les augmentations de charges. Nous souhaitons en outre qu'elle soit facile à adapter aux particularités locales et qu'elle réponde aux exigences d'utilisation de nos clients.</text:p>
            <text:p>Chaque nouvelle version doit être de taille réduite, présenter peu de risques, être transparente pour nos utilisateurs et rester accessible en tout lieu et à tout moment. C'est quand nos utilisateurs peuvent accéder facilement à nos services et apprécient notre produit que nous réussissons.</text:p>
            <text:p>La vision du produit à long terme consiste à modifier ces deux dernières étapes afin que nous puissions :</text:p>
            <text:p>_      l'intégrer à des prestataires de paiement tiers ;</text:p>
            <text:p>_      gérer toutes les communications avec les fournisseurs alimentaires au sein d'une interface utilisateur personnalisée.</text:p>
            <text:p>La plateforme doit pouvoir prendre en charge notre adoption de ces solutions à terme. Toutefois, ces solutions ne sont plus prioritaires pour le moment.</text:p>
          </table:table-cell>
          <table:table-cell table:style-name="ce210" office:value-type="string" calcext:value-type="string">
            <text:p>La plateforme actuelle de Foosus a atteint un point au-delà duquel elle ne peut plus soutenir les projets de croissance et d'expansion de l'entreprise.</text:p>
            <text:p>Par le passé, nous avons fait primer la facilité d'utilisation sur la sécurité. Ce parti pris a failli nuire plusieurs fois à notre réputation. Nous voulons éviter tout risque pour notre image de marque et nous avons besoin d'une approche qui garantisse la sécurité chaque fois que nous élargirons la plateforme.</text:p>
            <text:p>Nous ne pouvons plus accepter de désactiver la plateforme à chaque installation d'une nouvelle version ou à chaque modification du schéma de la base de données. Nous sommes actifs 24 h/24 !</text:p>
            <text:p>Bien que notre processus de tri actuel soit en cours d'évaluation, il a reçu de façon générale des commentaires positifs. Nous prévoyons de faire reposer les nouvelles conceptions sur ce processus existant, qui comporte les étapes suivantes :</text:p>
            <text:p>      _Recherche et identification des produits alimentaires requis ;</text:p>
            <text:p>      _Ajout des offres alimentaires au panier ;</text:p>
            <text:p>      _Recherche d'un accord pour payer à la livraison ;</text:p>
            <text:p>      _Instructions de livraison et facture de la commission par e-mail au fournisseur alimentaire.</text:p>
          </table:table-cell>
          <table:table-cell table:style-name="ce210" office:value-type="string" calcext:value-type="string">
            <text:p>Les principaux objectifs de l'entreprise sont les suivants :</text:p>
            <text:p>      _tirer parti de la géolocalisation pour relier des fournisseurs et des consommateurs et pour proposer des produits disponibles près des lieux de résidence de ces derniers ;</text:p>
            <text:p>      _un calculateur de distance devra être inclus pour permettre aux consommateurs de trouver les fournisseurs les plus proches d'eux ;</text:p>
            <text:p>      _l'architecture devra être évolutive pour que Foosus puisse déployer ses services sur diverses régions, dans des villes et des pays donnés ;</text:p>
            <text:p>      _les améliorations et autres modifications apportées aux systèmes de production devront limiter ou supprimer la nécessité d'interrompre le service pour procéder au déploiement ;</text:p>
            <text:p>      _les fournisseurs et consommateurs de Foosus doivent pouvoir accéder à sa solution où qu'ils se trouvent ;</text:p>
            <text:p>      _l’application de Foosus doit être utilisable avec des appareils mobiles et fixes ;</text:p>
            <text:p>      _l’application de Foosus doit tenir compte des contraintes de bande passante pour les réseaux cellulaires et les connexions Internet haut débit ;</text:p>
            <text:p>      _l’application de Foosus doit pouvoir prendre en charge divers types d'utilisateurs (par exemple, fournisseurs, back-office, consommateurs), avec des fonctionnalités et des services spécifiques pour ces catégories.</text:p>
            <text:p>Pour pouvoir continuer à accepter de nouvelles adhésions de fournisseurs et de consommateurs, Foosus doit en outre dissocier les nouvelles livraisons de l'architecture et de l'infrastructure existantes afin de limiter les interruptions de service.</text:p>
            <text:p>Nos équipes produits aimeraient pouvoir exécuter diverses variantes ou réaliser des comparaisons de différentes solutions auprès de nos utilisateurs. Pour y parvenir, nous avons besoin de visibilité sur la façon dont nos logiciels sont utilisés et nous devons pouvoir inverser des décisions d'architecture tant que cela reste peu onéreux. Ou alors répliquer sur une plateforme qui nous permette d'essayer de nouveaux produits d'une façon compatible avec nos objectifs commerciaux fondamentaux.</text:p>
          </table:table-cell>
          <table:table-cell table:style-name="ce217" office:value-type="string" calcext:value-type="string">
            <text:p>La solution technique complexe de Foosus n'évolue plus au rythme de l'activité et risque d'entraver sa croissance.</text:p>
            <text:p>Les premières études sur les meilleures pratiques en matière d'architecture en font apparaître plusieurs qui présentent des risques techniques réduits. Il s'agit notamment de microservices potentiels, de normes prenant en charge des solutions Web et mobiles, de bases de données standard et d'autres approches similaires.</text:p>
            <text:p>La pile technologique doit être conçue de façon à évoluer naturellement au même rythme que notre base de clientèle.</text:p>
            <text:p>Nous avons constaté des pannes causées par l'incapacité de notre système logiciel d'absorber les pics d'utilisation par les clients ou les programmes marketing.</text:p>
            <text:p>Les contraintes de performances du système existant empêchaient de supporter le niveau d'engagement et de croissance attendus de nos futurs programmes marketing.</text:p>
            <text:p>Même si le système est surchargé, les utilisateurs connectés doivent pouvoir continuer à accéder à tous les services de façon dégradée. Cela n'est pas le cas aujourd'hui…</text:p>
            <text:p>Les utilisateurs situés dans différentes régions doivent pouvoir espérer des performances similaires. Nous voulons cibler les consommateurs dans des zones géographiques spécifiques, sur des connexions lentes (par exemple, avec des téléphones portables) aussi bien que sur des réseaux haut débit. Toutes les solutions doivent pouvoir répondre à cette exigence.</text:p>
            <text:p>L'an dernier, 12 de nos pannes ont été provoquées par la publication par une ou plusieurs équipes de modifications lourdes qui n'ont pas eu les résultats escomptés. Nous avons également eu des difficultés à intégrer les travaux réalisés par différentes équipes sur des modifications de notre plateforme qui n'avaient pas de lien entre elles.</text:p>
            <text:p>Nous ne devrions pas avoir ce genre de problème en tant que petite entreprise. La difficulté vient du temps nécessaire pour que chaque nouvelle version logicielle soit vue par les autres équipes ou testée dans nos environnements de production. Nous devons combler le fossé entre le moment où une ligne de code est écrite et celui où elle est validée dans un environnement intégré. Cela peut également nous aider à déterminer les réactions de nos clients vis-à-vis de nouvelles fonctionnalités à mesure que nous développons ces dernières.</text:p>
            <text:p>La fonctionnalité la plus critiquée de la plateforme existante est notre fonctionnalité de recherche de fournisseurs alimentaires. Les enseignements actuels montrent que 48 % des parcours commencent par une recherche, mais sont abandonnés avant qu'un client ait même consulté une Offre alimentaire de l'un de nos fournisseurs. Les équipes UX et CX ont testé une nouvelle conception qui attribue une forte priorité aux producteurs et aux artisans locaux en fonction de critères de géolocalisation. Le résultat attendu pour le premier trimestre est l'amélioration de notre capacité de recherche en utilisant la pile technologique de l'état recherché. Les premiers tests de wireframes se sont traduits par les deux structures suivantes de point de rupture pour les appareils fixes et mobiles, tous deux privilégiant la proximité entre un fournisseur et l'utilisateur.</text:p>
          </table:table-cell>
          <table:table-cell table:number-columns-repeated="995"/>
        </table:table-row>
        <table:table-row table:style-name="ro4">
          <table:table-cell/>
          <table:covered-table-cell table:style-name="ce49"/>
          <table:table-cell table:style-name="ce190" office:value-type="string" calcext:value-type="string" table:number-columns-spanned="2" table:number-rows-spanned="1">
            <text:p>GitHub/Artefacts/Architecture/</text:p>
            <text:p>Architecture Contract Development/</text:p>
            <text:p>Architecture-contract-development FR.odt</text:p>
          </table:table-cell>
          <table:covered-table-cell table:style-name="ce57"/>
          <table:table-cell table:style-name="ce197"/>
          <table:table-cell table:style-name="ce204"/>
          <table:table-cell table:style-name="ce211" table:number-columns-repeated="2"/>
          <table:table-cell table:style-name="ce218"/>
          <table:table-cell table:number-columns-repeated="995"/>
        </table:table-row>
        <table:table-row table:style-name="ro4">
          <table:table-cell/>
          <table:covered-table-cell table:style-name="ce49"/>
          <table:table-cell table:style-name="ce189" office:value-type="string" calcext:value-type="string" table:number-columns-spanned="2" table:number-rows-spanned="1">
            <text:p>GitHub/Artefacts/Architecture/</text:p>
            <text:p>Architecture Contract with Business/</text:p>
            <text:p>Architecture-contract-with-business FR.odt</text:p>
          </table:table-cell>
          <table:covered-table-cell table:style-name="ce57"/>
          <table:table-cell table:style-name="ce197"/>
          <table:table-cell table:style-name="ce203"/>
          <table:table-cell table:style-name="ce210" table:number-columns-repeated="2"/>
          <table:table-cell table:style-name="ce217"/>
          <table:table-cell table:number-columns-repeated="995"/>
        </table:table-row>
        <table:table-row table:style-name="ro20">
          <table:table-cell/>
          <table:covered-table-cell table:style-name="ce49"/>
          <table:table-cell table:style-name="ce190" office:value-type="string" calcext:value-type="string" table:number-columns-spanned="2" table:number-rows-spanned="1">
            <text:p>GitHub/Artefacts/Architecture/</text:p>
            <text:p>Architecture Requirements Specification/</text:p>
            <text:p>Spécification des Conditions requises pour l’Architecture FR.odt</text:p>
          </table:table-cell>
          <table:covered-table-cell table:style-name="ce57"/>
          <table:table-cell table:style-name="ce197"/>
          <table:table-cell table:style-name="ce204"/>
          <table:table-cell table:style-name="ce211" table:number-columns-repeated="2"/>
          <table:table-cell table:style-name="ce218"/>
          <table:table-cell table:number-columns-repeated="995"/>
        </table:table-row>
        <table:table-row table:style-name="ro4">
          <table:table-cell/>
          <table:covered-table-cell table:style-name="ce49"/>
          <table:table-cell table:style-name="ce189" office:value-type="string" calcext:value-type="string" table:number-columns-spanned="2" table:number-rows-spanned="1">
            <text:p>GitHub/Artefacts/Architecture/</text:p>
            <text:p>Architecture Vision/</text:p>
            <text:p>Vision architecturale FR.pdf</text:p>
          </table:table-cell>
          <table:covered-table-cell table:style-name="ce57"/>
          <table:table-cell table:style-name="ce197"/>
          <table:table-cell table:style-name="ce203"/>
          <table:table-cell table:style-name="ce210" table:number-columns-repeated="2"/>
          <table:table-cell table:style-name="ce217"/>
          <table:table-cell table:number-columns-repeated="995"/>
        </table:table-row>
        <table:table-row table:style-name="ro21">
          <table:table-cell/>
          <table:covered-table-cell table:style-name="ce49"/>
          <table:table-cell table:style-name="ce190" office:value-type="string" calcext:value-type="string" table:number-columns-spanned="2" table:number-rows-spanned="1">
            <text:p>GitHub/Artefacts/Architecture/</text:p>
            <text:p>Legacy C4 FR/</text:p>
            <text:p>Legacy C4 FR.pdf</text:p>
            <text:p>– Modèle C4 détaillé de l’architecture historique de Foosus</text:p>
          </table:table-cell>
          <table:covered-table-cell table:style-name="ce57"/>
          <table:table-cell table:style-name="ce197"/>
          <table:table-cell table:style-name="ce204"/>
          <table:table-cell table:style-name="ce211" table:number-columns-repeated="2"/>
          <table:table-cell table:style-name="ce218"/>
          <table:table-cell table:number-columns-repeated="995"/>
        </table:table-row>
        <table:table-row table:style-name="ro4">
          <table:table-cell/>
          <table:covered-table-cell table:style-name="ce49"/>
          <table:table-cell table:style-name="ce189" office:value-type="string" calcext:value-type="string" table:number-columns-spanned="2" table:number-rows-spanned="1">
            <text:p>GitHub/Artefacts/Architecture/</text:p>
            <text:p>Request for Architecture Work/</text:p>
            <text:p>Request for Architectural Work FR.odt</text:p>
          </table:table-cell>
          <table:covered-table-cell table:style-name="ce57"/>
          <table:table-cell table:style-name="ce197"/>
          <table:table-cell table:style-name="ce203"/>
          <table:table-cell table:style-name="ce210" table:number-columns-repeated="2"/>
          <table:table-cell table:style-name="ce217"/>
          <table:table-cell table:number-columns-repeated="995"/>
        </table:table-row>
        <table:table-row table:style-name="ro4">
          <table:table-cell/>
          <table:covered-table-cell table:style-name="ce49"/>
          <table:table-cell table:style-name="ce190" office:value-type="string" calcext:value-type="string" table:number-columns-spanned="2" table:number-rows-spanned="1">
            <text:p>GitHub/Artefacts/Architecture/</text:p>
            <text:p>Statement of Architecture Work/</text:p>
            <text:p>Statement of Architecture Work FR.odt</text:p>
          </table:table-cell>
          <table:covered-table-cell table:style-name="ce57"/>
          <table:table-cell table:style-name="ce197"/>
          <table:table-cell table:style-name="ce204"/>
          <table:table-cell table:style-name="ce211" table:number-columns-repeated="2"/>
          <table:table-cell table:style-name="ce218"/>
          <table:table-cell table:number-columns-repeated="995"/>
        </table:table-row>
        <table:table-row table:style-name="ro22">
          <table:table-cell/>
          <table:covered-table-cell table:style-name="ce49"/>
          <table:table-cell table:style-name="ce191" office:value-type="string" calcext:value-type="string" table:number-columns-spanned="2" table:number-rows-spanned="1">
            <text:p>Discussion en chat avec Pete Parker, alias SpideMan</text:p>
          </table:table-cell>
          <table:covered-table-cell table:style-name="ce57"/>
          <table:table-cell table:style-name="ce197"/>
          <table:table-cell table:style-name="ce205" office:value-type="string" calcext:value-type="string">
            <text:p>...toutes les équipes de développement ont collaboré pour définir une vision future pour Foosus.</text:p>
          </table:table-cell>
          <table:table-cell table:style-name="ce212" office:value-type="string" calcext:value-type="string">
            <text:p>L’équipe de développement passe la majeure partie du temps à éteindre des incendies en production : besoin d’une vision stratégique d’ensemble cohérente.</text:p>
          </table:table-cell>
          <table:table-cell table:style-name="ce212"/>
          <table:table-cell table:style-name="ce219" office:value-type="string" calcext:value-type="string">
            <text:p>...grand enthousiasme de l’équipe techniques pour l’utilisation des microservices…</text:p>
            <text:p>...bonnes pratiques de réutilisation de code existant….</text:p>
            <text:p>...langages de programmation hétérogènes...</text:p>
          </table:table-cell>
          <table:table-cell table:number-columns-repeated="995"/>
        </table:table-row>
        <table:table-row table:style-name="ro1">
          <table:table-cell table:number-columns-repeated="1004"/>
        </table:table-row>
        <table:table-row table:style-name="ro1" table:number-rows-repeated="2">
          <table:table-cell table:number-columns-repeated="5"/>
          <table:table-cell table:style-name="ce70"/>
          <table:table-cell table:number-columns-repeated="998"/>
        </table:table-row>
        <table:table-row table:style-name="ro1" table:number-rows-repeated="1048555">
          <table:table-cell table:number-columns-repeated="1004"/>
        </table:table-row>
        <table:table-row table:style-name="ro1">
          <table:table-cell table:number-columns-repeated="100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04">00/00/0000</text:date>, <text:time style:data-style-name="N2" text:time-value="16:42:41.19235090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10:27:06.851706423</meta:creation-date>
    <dc:date>2022-07-04T18:16:13.944227461</dc:date>
    <meta:editing-duration>P1DT6H44M35S</meta:editing-duration>
    <meta:editing-cycles>115</meta:editing-cycles>
    <meta:generator>LibreOffice/6.4.7.2$Linux_X86_64 LibreOffice_project/40$Build-2</meta:generator>
    <meta:document-statistic meta:table-count="6" meta:cell-count="92" meta:object-count="0"/>
  </office:meta>
</office:document-meta>
</file>